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 Mono" svg:font-family="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392" officeooo:paragraph-rsid="000ec392"/>
    </style:style>
    <style:style style:name="P2" style:family="paragraph" style:parent-style-name="Standard">
      <style:text-properties officeooo:paragraph-rsid="000ec39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c392" officeooo:paragraph-rsid="000ec392" style:font-weight-asian="bold" style:font-weight-complex="bold"/>
    </style:style>
    <style:style style:name="T1" style:family="text">
      <style:text-properties officeooo:rsid="000ec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alysis</text:p>
      <text:p text:style-name="P1"/>
      <text:p text:style-name="P2"><text:span text:style-name="T1">The aspect ratios of all shows were standardized to the form x:1, with x being the width. Then the means and medians were calculated according to the genre. The mean aspect ratio of the compared Sci-Fi TV series being 1.876382 and the mean of the Comedy series being 1.81525. Therefore, Sci-Fi series were on average indeed filmed in a wider aspect ratio than Comedy series.</text:span></text:p>
      <text:p text:style-name="P1">However, the median for both genres is the same, approximately 1.778 (or 16:9), suggesting that there are just more “outliers” in the Sci-Fi genre – series that were filmed in a wider aspect ratio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Mono" svg:font-family="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13:57:46.183642371</meta:creation-date>
    <dc:date>2020-03-06T14:13:02.171012250</dc:date>
    <meta:editing-duration>PT25S</meta:editing-duration>
    <meta:editing-cycles>1</meta:editing-cycles>
    <meta:document-statistic meta:table-count="0" meta:image-count="0" meta:object-count="0" meta:page-count="1" meta:paragraph-count="3" meta:word-count="99" meta:character-count="579" meta:non-whitespace-character-count="482"/>
    <meta:generator>LibreOffice/6.4.1.2$Linux_X86_64 LibreOffice_project/e1ad903d8acbc5f5b474f1d8ec3defef24b8c46b</meta:generator>
  </office:meta>
</office:document-meta>
</file>